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ira Code" svg:font-family="'Fira Code'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monacop" svg:font-family="Ligamonacop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36in" table:align="left"/>
    </style:style>
    <style:style style:name="Table1.A" style:family="table-column">
      <style:table-column-properties style:column-width="1.7535in"/>
    </style:style>
    <style:style style:name="Table1.B" style:family="table-column">
      <style:table-column-properties style:column-width="1.1806in"/>
    </style:style>
    <style:style style:name="Table1.C" style:family="table-column">
      <style:table-column-properties style:column-width="3.68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font-name="Fira Code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Fira Code" fo:language="zxx" fo:country="none" officeooo:rsid="001962c0" officeooo:paragraph-rsid="001962c0" style:language-asian="zxx" style:country-asian="none" style:language-complex="zxx" style:country-complex="none"/>
    </style:style>
    <style:style style:name="P3" style:family="paragraph" style:parent-style-name="Text_20_body">
      <style:text-properties style:font-name="Fira Code"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color="#0331e4" loext:opacity="100%" style:font-name="Fira Code" fo:language="zxx" fo:country="none" officeooo:rsid="001962c0" officeooo:paragraph-rsid="001962c0" style:language-asian="zxx" style:country-asian="none" style:language-complex="zxx" style:country-complex="none"/>
    </style:style>
    <style:style style:name="P5" style:family="paragraph" style:parent-style-name="Standard">
      <style:text-properties style:use-window-font-color="true" loext:opacity="0%" style:font-name="Fira Code" fo:language="zxx" fo:country="none" officeooo:rsid="001962c0" officeooo:paragraph-rsid="001962c0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.1008in" style:contextual-spacing="false" fo:line-height="115%" fo:text-align="justify" style:justify-single-word="false"/>
      <style:text-properties style:use-window-font-color="true" loext:opacity="0%" style:font-name="Fira Code" fo:language="zxx" fo:country="none" officeooo:rsid="001962c0" officeooo:paragraph-rsid="001962c0" style:language-asian="zxx" style:country-asian="none" style:language-complex="zxx" style:country-complex="none"/>
    </style:style>
    <style:style style:name="P7" style:family="paragraph" style:parent-style-name="Standard">
      <style:text-properties style:use-window-font-color="true" loext:opacity="0%" style:font-name="Fira Code" fo:language="zxx" fo:country="none" officeooo:rsid="0019f009" officeooo:paragraph-rsid="0019f009" style:language-asian="zxx" style:country-asian="none" style:language-complex="zxx" style:country-complex="none"/>
    </style:style>
    <style:style style:name="P8" style:family="paragraph" style:parent-style-name="Standard">
      <style:paragraph-properties fo:margin-top="0.0791in" fo:margin-bottom="0.0791in" style:contextual-spacing="false"/>
      <style:text-properties style:use-window-font-color="true" loext:opacity="0%" style:font-name="Fira Code" fo:language="zxx" fo:country="none" officeooo:rsid="001b2e7f" officeooo:paragraph-rsid="001b2e7f" style:language-asian="zxx" style:country-asian="none" style:language-complex="zxx" style:country-complex="none"/>
    </style:style>
    <style:style style:name="P9" style:family="paragraph" style:parent-style-name="Standard">
      <style:text-properties style:use-window-font-color="true" loext:opacity="0%" style:font-name="Fira Code" fo:language="zxx" fo:country="none" style:text-underline-style="none" fo:font-weight="bold" officeooo:rsid="001962c0" officeooo:paragraph-rsid="001962c0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text-properties style:use-window-font-color="true" loext:opacity="0%" style:font-name="Ligamonacop" fo:language="zxx" fo:country="none" officeooo:rsid="001962c0" officeooo:paragraph-rsid="001962c0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in" fo:margin-bottom="0.1008in" style:contextual-spacing="false" fo:line-height="115%" fo:text-align="justify" style:justify-single-word="false"/>
      <style:text-properties officeooo:paragraph-rsid="001962c0"/>
    </style:style>
    <style:style style:name="P12" style:family="paragraph" style:parent-style-name="Standard">
      <style:paragraph-properties fo:margin-top="0.0791in" fo:margin-bottom="0.0791in" style:contextual-spacing="false"/>
      <style:text-properties style:use-window-font-color="true" loext:opacity="0%" style:font-name="Fira Code" fo:language="zxx" fo:country="none" officeooo:rsid="001b2e7f" officeooo:paragraph-rsid="001b2e7f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.0791in" fo:margin-bottom="0.0791in" style:contextual-spacing="false"/>
      <style:text-properties style:use-window-font-color="true" loext:opacity="0%" style:font-name="Fira Code" fo:language="zxx" fo:country="none" officeooo:rsid="001d85e2" officeooo:paragraph-rsid="001d85e2" style:language-asian="zxx" style:country-asian="none" style:language-complex="zxx" style:country-complex="none"/>
    </style:style>
    <style:style style:name="T1" style:family="text">
      <style:text-properties officeooo:rsid="001962c0"/>
    </style:style>
    <style:style style:name="T2" style:family="text">
      <style:text-properties fo:color="#127622" loext:opacity="100%"/>
    </style:style>
    <style:style style:name="T3" style:family="text">
      <style:text-properties fo:color="#c9211e" loext:opacity="100%"/>
    </style:style>
    <style:style style:name="T4" style:family="text">
      <style:text-properties style:use-window-font-color="true" loext:opacity="0%" style:font-name="Fira Code" fo:language="zxx" fo:country="none" officeooo:rsid="001962c0" style:language-asian="zxx" style:country-asian="none" style:language-complex="zxx" style:country-complex="none"/>
    </style:style>
    <style:style style:name="T5" style:family="text">
      <style:text-properties style:font-name="Fira Code"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nit 1 Guidebook</text:h>
      <text:p text:style-name="P3"/>
      <text:p text:style-name="P2">Je suis Marie</text:p>
      <text:p text:style-name="P2"/>
      <text:p text:style-name="P2">C’est un chat<text:tab/><text:tab/><text:tab/><text:tab/><text:tab/>[set qa xa]</text:p>
      <text:p text:style-name="P2"/>
      <text:p text:style-name="P2">Un chat mange</text:p>
      <text:p text:style-name="P2"/>
      <text:p text:style-name="P2">Paul mange un croissant<text:tab/><text:tab/><text:tab/>[ Pol manxġ qa kwaso ]</text:p>
      <text:p text:style-name="P2"/>
      <text:p text:style-name="P2"/>
      <text:p text:style-name="P2"><text:span text:style-name="T2">Tu es Marc?</text:span><text:tab/><text:tab/><text:tab/><text:tab/><text:tab/>[ Tu e Mak? ]</text:p>
      <text:p text:style-name="P2"/>
      <text:p text:style-name="P4">Non, je suis Paul.</text:p>
      <text:p text:style-name="P4"/>
      <text:p text:style-name="P4"/>
      <text:p text:style-name="P5">un garçon</text:p>
      <text:p text:style-name="P5"/>
      <text:p text:style-name="P5">une fille</text:p>
      <text:p text:style-name="P5"/>
      <text:p text:style-name="P5">un homme</text:p>
      <text:p text:style-name="P5"/>
      <text:p text:style-name="P5">une femme</text:p>
      <text:p text:style-name="P5"/>
      <text:p text:style-name="P5">un chien<text:tab/><text:tab/><text:tab/><text:tab/><text:tab/><text:tab/>[ qa xja ]<text:tab/>a dog</text:p>
      <text:p text:style-name="P5"/>
      <text:p text:style-name="P5">une pizza<text:tab/><text:tab/><text:tab/><text:tab/><text:tab/><text:tab/>[ qun qiz-za ]</text:p>
      <text:p text:style-name="P5"/>
      <text:p text:style-name="P5"/>
      <text:p text:style-name="P9"/>
      <text:p text:style-name="P10"><text:span text:style-name="Strong_20_Emphasis"><text:span text:style-name="T5">Être</text:span></text:span><text:span text:style-name="T5"> [ ɛtr ] </text:span><text:span text:style-name="Emphasis"><text:span text:style-name="T5">(to be)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Pronoun</text:p>
            </table:table-cell>
            <table:table-cell table:style-name="Table1.A1" office:value-type="string">
              <text:p text:style-name="P6">Conjugation</text:p>
            </table:table-cell>
            <table:table-cell table:style-name="Table1.A1" office:value-type="string">
              <text:p text:style-name="P6">Maltese-style Pronunciation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Strong_20_Emphasis"><text:span text:style-name="T4">Je suis</text:span></text:span></text:p>
          </table:table-cell>
          <table:table-cell table:style-name="Table1.A1" office:value-type="string">
            <text:p text:style-name="P6">suis</text:p>
          </table:table-cell>
          <table:table-cell table:style-name="Table1.A1" office:value-type="string">
            <text:p text:style-name="P6">[ xġ swi ]</text:p>
          </table:table-cell>
        </table:table-row>
        <table:table-row>
          <table:table-cell table:style-name="Table1.A1" office:value-type="string">
            <text:p text:style-name="P11"><text:span text:style-name="Strong_20_Emphasis"><text:span text:style-name="T4">Tu es</text:span></text:span></text:p>
          </table:table-cell>
          <table:table-cell table:style-name="Table1.A1" office:value-type="string">
            <text:p text:style-name="P6">es</text:p>
          </table:table-cell>
          <table:table-cell table:style-name="Table1.A1" office:value-type="string">
            <text:p text:style-name="P6">[ tu e ]</text:p>
          </table:table-cell>
        </table:table-row>
        <table:table-row>
          <table:table-cell table:style-name="Table1.A1" office:value-type="string">
            <text:p text:style-name="P11"><text:span text:style-name="Strong_20_Emphasis"><text:span text:style-name="T4">Il / Elle est</text:span></text:span></text:p>
          </table:table-cell>
          <table:table-cell table:style-name="Table1.A1" office:value-type="string">
            <text:p text:style-name="P6">est</text:p>
          </table:table-cell>
          <table:table-cell table:style-name="Table1.A1" office:value-type="string">
            <text:p text:style-name="P6">[ il / el e ]</text:p>
          </table:table-cell>
        </table:table-row>
        <table:table-row>
          <table:table-cell table:style-name="Table1.A1" office:value-type="string">
            <text:p text:style-name="P11"><text:span text:style-name="Strong_20_Emphasis"><text:span text:style-name="T4">Nous sommes</text:span></text:span></text:p>
          </table:table-cell>
          <table:table-cell table:style-name="Table1.A1" office:value-type="string">
            <text:p text:style-name="P6">sommes</text:p>
          </table:table-cell>
          <table:table-cell table:style-name="Table1.A1" office:value-type="string">
            <text:p text:style-name="P6">[ nu som ]</text:p>
          </table:table-cell>
        </table:table-row>
        <table:table-row>
          <table:table-cell table:style-name="Table1.A1" office:value-type="string">
            <text:p text:style-name="P11"><text:span text:style-name="Strong_20_Emphasis"><text:span text:style-name="T4">Vous êtes</text:span></text:span></text:p>
          </table:table-cell>
          <table:table-cell table:style-name="Table1.A1" office:value-type="string">
            <text:p text:style-name="P6">êtes</text:p>
          </table:table-cell>
          <table:table-cell table:style-name="Table1.A1" office:value-type="string">
            <text:p text:style-name="P6">[ vu żet ]</text:p>
          </table:table-cell>
        </table:table-row>
        <table:table-row>
          <table:table-cell table:style-name="Table1.A1" office:value-type="string">
            <text:p text:style-name="P11"><text:span text:style-name="Strong_20_Emphasis"><text:span text:style-name="T4">Ils / Elles sont</text:span></text:span></text:p>
          </table:table-cell>
          <table:table-cell table:style-name="Table1.A1" office:value-type="string">
            <text:p text:style-name="P6">sont</text:p>
          </table:table-cell>
          <table:table-cell table:style-name="Table1.A1" office:value-type="string">
            <text:p text:style-name="P6">[ il / el son ]</text:p>
          </table:table-cell>
        </table:table-row>
      </table:table>
      <text:p text:style-name="P5"><text:span text:style-name="T3"/></text:p>
      <text:p text:style-name="P5"/>
      <text:p text:style-name="P7"><text:soft-page-break/>Je Suis un <text:span text:style-name="T1">garçon.<text:tab/><text:tab/></text:span>[ xġ swis qa garso ]</text:p>
      <text:p text:style-name="P7"/>
      <text:p text:style-name="P7"/>
      <text:p text:style-name="P7"/>
      <text:p text:style-name="P7"/>
      <text:p text:style-name="P8">Le chien.</text:p>
      <text:p text:style-name="P8">Le cheval.</text:p>
      <text:p text:style-name="P8">C' est un chat.</text:p>
      <text:p text:style-name="P8">Un chien et un cheval.</text:p>
      <text:p text:style-name="P8">Tu es un chat.</text:p>
      <text:p text:style-name="P8">La pizza.</text:p>
      <text:p text:style-name="P8">L'orange.</text:p>
      <text:p text:style-name="P8">Une orange.</text:p>
      <text:p text:style-name="P8">Le croissant.</text:p>
      <text:p text:style-name="P8"/>
      <text:p text:style-name="P8">Ant <text:tab/>-&gt; <text:tab/>q</text:p>
      <text:p text:style-name="P8"/>
      <text:p text:style-name="P8">Un homme mange un hamburger.</text:p>
      <text:p text:style-name="P8">Paul mange un croissant.</text:p>
      <text:p text:style-name="P13">Tu manges une orange?</text:p>
      <text:p text:style-name="P13">C'est un crossa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ira Code" svg:font-family="'Fira Code'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amonacop" svg:font-family="Ligamonacop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01T19:24:55.189478658</dc:date>
    <meta:editing-duration>PT1H38M14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50" meta:word-count="172" meta:character-count="728" meta:non-whitespace-character-count="583"/>
  </office:meta>
</office:document-meta>
</file>